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ELEBRATION IN HEAVEN (19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ELEBRATION IN HEAVEN (19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raising the Lamb for his wrath on a corrupt whore (1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Praising the Lamb for his wrath on a corrupt whore (19:1-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asons for this judgment (19: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asons for this judgment (19: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Corrupting the earth with immorality (19:2a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Murdering the saints of God (19:2b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Praising the Lamb for his wrath on a corrupt whore (19:1-5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easons for this judgment (19: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joicing over this judgment (19:1, 3-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joicing over this judgment (19:1, 3-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ong (19:1b, 3, 4b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ngers (19:1a, 4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singers (19:1a, 4a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 vast multitude (19:1a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twenty-four elders (19:4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rejoicing over this judgment (19:1, 3-5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ong (19:1b, 3, 4b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singers (19:1a, 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Praising the Lamb for his wrath on a corrupt whore (19:1-5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reasons for this judgment (19: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ejoicing over this judgment (19:1, 3-5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CELEBRATION IN HEAVEN (19:1-10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Praising the Lamb for his wrath on a corrupt whore (19:1-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Praising the Lamb for his wedding to a chaste wife (19:6-10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Praising the Lamb for his wedding to a chaste wife (19:6-1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clothing of the bride (19:6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chastening of the apostle (19:1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CELEBRATION IN HEAVEN (19:1-1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Praising the Lamb for his wrath on a corrupt whore (19:1-5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Praising the Lamb for his wedding to a chaste wife (19:6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REVELATION 19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CELEBRATION IN HEAVEN (19:1-1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CONFRONTATION ON EARTH (19:11-21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CONFRONTATION ON EARTH (19:11-21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pearance of heaven's King (19: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parel of heaven's King (19:12-13, 15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apparel of heaven's King (19:12-13, 15-16)<text:s text:c="1"/></text:span><text:span text:style-name="a627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His eyes are like flaming fire (19:12a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He is wearing many crowns (19:12b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robe is dipped in blood (19:13a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titles (19:13b, 1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titles (19:13b, 16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Word of God (19:13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King of Kings and Lord of Lords (19:1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apparel of heaven's King (19:12-13, 15-16)<text:s text:c="1"/></text:span><text:span text:style-name="a663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eyes are like flaming fire (19:12a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e is wearing many crowns (19:12b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robe is dipped in blood (19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titles (19:13b, 1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holds a sword in his mouth (19:15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THE CONFRONTATION ON EARTH (19:11-21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appearance of heaven's King (19:11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apparel of heaven's King (19:12-13, 15-1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rmies accompanying heaven's King (19:1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avenging by heaven's King (19:17-21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The avenging by heaven's King (19:17-21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Jesus defeats the Antichrist and false prophet (19:17-19, 21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Jesus destroys the Antichrist and false prophet (19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CONFRONTATION ON EARTH (19:11-21)<text:s text:c="1"/></text:span><text:span text:style-name="a723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appearance of heaven's King (19:11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pparel of heaven's King (19:12-13, 15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rmies accompanying heaven's King (19:1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venging by heaven's King (19:17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REVELATION 19</text:span><text:span text:style-name="a744" text:class-names=""/></text:p>
          </draw:text-box>
          <svg:title/>
          <svg:desc/>
        </draw:frame>
        <draw:frame draw:id="id124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ELEBRATION IN HEAVEN (19:1-10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ONFRONTATION ON EARTH (19:11-21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9</dc:title>
    <meta:initial-creator>David STRICKLAND</meta:initial-creator>
    <dc:creator>David STRICKLAND</dc:creator>
    <meta:creation-date>2020-02-22T19:35:39Z</meta:creation-date>
    <dc:date>2020-02-22T19:35:39Z</dc:date>
    <meta:template xlink:href="BibleStudy" xlink:type="simple"/>
    <meta:editing-cycles>1</meta:editing-cycles>
    <meta:editing-duration>PT0S</meta:editing-duration>
    <meta:document-statistic meta:paragraph-count="69" meta:word-count="646"/>
  </office:meta>
</office:document-meta>
</file>